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0.531cm"/>
    </style:style>
    <style:style style:name="Table1.B" style:family="table-column">
      <style:table-column-properties style:column-width="16.469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9pt"/>
    </style:style>
    <style:style style:name="P2" style:family="paragraph" style:parent-style-name="Standard">
      <style:text-properties officeooo:rsid="001f3c7a" officeooo:paragraph-rsid="001f3c7a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P1">1</text:p>
            <text:p text:style-name="P1">2</text:p>
            <text:p text:style-name="P1">3</text:p>
            <text:p text:style-name="P1">4</text:p>
            <text:p text:style-name="P1">5</text:p>
            <text:p text:style-name="P1">6</text:p>
            <text:p text:style-name="P1">7</text:p>
            <text:p text:style-name="P1">8</text:p>
            <text:p text:style-name="P1">9</text:p>
            <text:p text:style-name="P1">10</text:p>
            <text:p text:style-name="P1">11</text:p>
            <text:p text:style-name="P1">12</text:p>
            <text:p text:style-name="P1">13</text:p>
            <text:p text:style-name="P1">14</text:p>
            <text:p text:style-name="P1">15</text:p>
            <text:p text:style-name="P1">16</text:p>
            <text:p text:style-name="P1">17</text:p>
            <text:p text:style-name="P1">18</text:p>
            <text:p text:style-name="P1">19</text:p>
            <text:p text:style-name="P1">20</text:p>
            <text:p text:style-name="P1">21</text:p>
            <text:p text:style-name="P1">22</text:p>
            <text:p text:style-name="P1">23</text:p>
            <text:p text:style-name="P1">24</text:p>
            <text:p text:style-name="P1">25</text:p>
            <text:p text:style-name="P1">26</text:p>
            <text:p text:style-name="P1">27</text:p>
            <text:p text:style-name="P1">28</text:p>
            <text:p text:style-name="P1">29</text:p>
            <text:p text:style-name="P1">30</text:p>
            <text:p text:style-name="P1">31</text:p>
            <text:p text:style-name="P1">32</text:p>
            <text:p text:style-name="P1">33</text:p>
            <text:p text:style-name="P1">34</text:p>
            <text:p text:style-name="P1">35</text:p>
            <text:p text:style-name="P1">36</text:p>
            <text:p text:style-name="P1">37</text:p>
            <text:p text:style-name="P1">38</text:p>
            <text:p text:style-name="P1">39</text:p>
            <text:p text:style-name="P1">40</text:p>
            <text:p text:style-name="P1">41</text:p>
            <text:p text:style-name="P1">42</text:p>
            <text:p text:style-name="P1">43</text:p>
            <text:p text:style-name="P1">44</text:p>
            <text:p text:style-name="P1">45</text:p>
            <text:p text:style-name="P1">46</text:p>
            <text:p text:style-name="P1">47</text:p>
            <text:p text:style-name="P1">48</text:p>
            <text:p text:style-name="P1">49</text:p>
            <text:p text:style-name="P1">50</text:p>
            <text:p text:style-name="P1">51</text:p>
          </table:table-cell>
          <table:table-cell table:style-name="Table1.A1" office:value-type="string">
            <text:section text:style-name="Sect1" text:name="crayon-575eafe56e2a1752261304-1">
              <text:p text:style-name="Table_20_Contents">/**************************************************************************************************  </text:p>
            </text:section>
            <text:section text:style-name="Sect1" text:name="crayon-575eafe56e2a1752261304-2">
              <text:p text:style-name="Table_20_Contents">Program to read UltraSonic-Ascii Output and display data to serial monitor.</text:p>
            </text:section>
            <text:section text:style-name="Sect1" text:name="crayon-575eafe56e2a1752261304-3">
              <text:p text:style-name="Table_20_Contents">  BOARD   : Arduino Duemilanove</text:p>
            </text:section>
            <text:section text:style-name="Sect1" text:name="crayon-575eafe56e2a1752261304-4">
              <text:p text:style-name="Table_20_Contents">***************************************************************************************************/</text:p>
            </text:section>
            <text:section text:style-name="Sect1" text:name="crayon-575eafe56e2a1752261304-5">
              <text:p text:style-name="Table_20_Contents">char Rec_Data;</text:p>
            </text:section>
            <text:section text:style-name="Sect1" text:name="crayon-575eafe56e2a1752261304-6">
              <text:p text:style-name="Table_20_Contents">int finish = 0;</text:p>
            </text:section>
            <text:section text:style-name="Sect1" text:name="crayon-575eafe56e2a1752261304-7">
              <text:p text:style-name="Table_20_Contents">int i = 0;</text:p>
            </text:section>
            <text:section text:style-name="Sect1" text:name="crayon-575eafe56e2a1752261304-8">
              <text:p text:style-name="Table_20_Contents">char array[6];</text:p>
            </text:section>
            <text:section text:style-name="Sect1" text:name="crayon-575eafe56e2a1752261304-9">
              <text:p text:style-name="Table_20_Contents">void ULTRA_SONIC_Rx();</text:p>
            </text:section>
            <text:section text:style-name="Sect1" text:name="crayon-575eafe56e2a1752261304-10">
              <text:p text:style-name="Table_20_Contents">/*******************************************************************************************</text:p>
            </text:section>
            <text:section text:style-name="Sect1" text:name="crayon-575eafe56e2a1752261304-11">
              <text:p text:style-name="Table_20_Contents">Function    : setup()</text:p>
            </text:section>
            <text:section text:style-name="Sect1" text:name="crayon-575eafe56e2a1752261304-12">
              <text:p text:style-name="Table_20_Contents">Description : Use it to initialize variables, pin modes, start using</text:p>
            </text:section>
            <text:section text:style-name="Sect1" text:name="crayon-575eafe56e2a1752261304-13">
              <text:p text:style-name="Table_20_Contents">               libraries, etc.The setup function will only run once,</text:p>
            </text:section>
            <text:section text:style-name="Sect1" text:name="crayon-575eafe56e2a1752261304-14">
              <text:p text:style-name="Table_20_Contents">               after each power up or reset of the Arduino board.</text:p>
            </text:section>
            <text:section text:style-name="Sect1" text:name="crayon-575eafe56e2a1752261304-15">
              <text:p text:style-name="Table_20_Contents">*******************************************************************************************/</text:p>
            </text:section>
            <text:section text:style-name="Sect1" text:name="crayon-575eafe56e2a1752261304-16">
              <text:p text:style-name="Table_20_Contents">void setup()</text:p>
            </text:section>
            <text:section text:style-name="Sect1" text:name="crayon-575eafe56e2a1752261304-17">
              <text:p text:style-name="Table_20_Contents">{ </text:p>
            </text:section>
            <text:section text:style-name="Sect1" text:name="crayon-575eafe56e2a1752261304-18">
              <text:p text:style-name="Table_20_Contents">  Serial.begin(9600); // opens serial port, sets data rate to 9600 bps</text:p>
            </text:section>
            <text:section text:style-name="Sect1" text:name="crayon-575eafe56e2a1752261304-19">
              <text:p text:style-name="Table_20_Contents">}</text:p>
            </text:section>
            <text:section text:style-name="Sect1" text:name="crayon-575eafe56e2a1752261304-20">
              <text:p text:style-name="Table_20_Contents">/*******************************************************************************************</text:p>
            </text:section>
            <text:section text:style-name="Sect1" text:name="crayon-575eafe56e2a1752261304-21">
              <text:p text:style-name="Table_20_Contents">  Function    : loop()</text:p>
            </text:section>
            <text:section text:style-name="Sect1" text:name="crayon-575eafe56e2a1752261304-22">
              <text:p text:style-name="Table_20_Contents">  Description : loops consecutively, allowing your program to change and</text:p>
            </text:section>
            <text:section text:style-name="Sect1" text:name="crayon-575eafe56e2a1752261304-23">
              <text:p text:style-name="Table_20_Contents">                respond.Use it to actively control the Arduino board.</text:p>
            </text:section>
            <text:section text:style-name="Sect1" text:name="crayon-575eafe56e2a1752261304-24">
              <text:p text:style-name="Table_20_Contents">*******************************************************************************************/</text:p>
            </text:section>
            <text:section text:style-name="Sect1" text:name="crayon-575eafe56e2a1752261304-25">
              <text:p text:style-name="Table_20_Contents">void loop()</text:p>
            </text:section>
            <text:section text:style-name="Sect1" text:name="crayon-575eafe56e2a1752261304-26">
              <text:p text:style-name="Table_20_Contents">{</text:p>
            </text:section>
            <text:section text:style-name="Sect1" text:name="crayon-575eafe56e2a1752261304-27">
              <text:p text:style-name="Table_20_Contents">   ULTRA_SONIC_Rx();</text:p>
            </text:section>
            <text:section text:style-name="Sect1" text:name="crayon-575eafe56e2a1752261304-28">
              <text:p text:style-name="Table_20_Contents">   if(finish){</text:p>
            </text:section>
            <text:section text:style-name="Sect1" text:name="crayon-575eafe56e2a1752261304-29">
              <text:p text:style-name="Table_20_Contents">     Serial.print("Distance:");</text:p>
            </text:section>
            <text:section text:style-name="Sect1" text:name="crayon-575eafe56e2a1752261304-30">
              <text:p text:style-name="Table_20_Contents">     Serial.print(array);       //display received distance value</text:p>
            </text:section>
            <text:section text:style-name="Sect1" text:name="crayon-575eafe56e2a1752261304-31">
              <text:p text:style-name="Table_20_Contents">     Serial.println("cm");</text:p>
            </text:section>
            <text:section text:style-name="Sect1" text:name="crayon-575eafe56e2a1752261304-32">
              <text:p text:style-name="Table_20_Contents">     finish = 0;</text:p>
            </text:section>
            <text:section text:style-name="Sect1" text:name="crayon-575eafe56e2a1752261304-33">
              <text:p text:style-name="Table_20_Contents">     i = 0;</text:p>
            </text:section>
            <text:section text:style-name="Sect1" text:name="crayon-575eafe56e2a1752261304-34">
              <text:p text:style-name="Table_20_Contents">   } </text:p>
            </text:section>
            <text:section text:style-name="Sect1" text:name="crayon-575eafe56e2a1752261304-35">
              <text:p text:style-name="Table_20_Contents">}</text:p>
            </text:section>
            <text:section text:style-name="Sect1" text:name="crayon-575eafe56e2a1752261304-36">
              <text:p text:style-name="Table_20_Contents">/*******************************************************************************************</text:p>
            </text:section>
            <text:section text:style-name="Sect1" text:name="crayon-575eafe56e2a1752261304-37">
              <text:p text:style-name="Table_20_Contents">  Function    : ULTRA_SONIC_Rx()</text:p>
            </text:section>
            <text:section text:style-name="Sect1" text:name="crayon-575eafe56e2a1752261304-38">
              <text:p text:style-name="Table_20_Contents">  Description : finding distance value from ultrasonic sensor</text:p>
            </text:section>
            <text:section text:style-name="Sect1" text:name="crayon-575eafe56e2a1752261304-39">
              <text:p text:style-name="Table_20_Contents">*******************************************************************************************/</text:p>
            </text:section>
            <text:section text:style-name="Sect1" text:name="crayon-575eafe56e2a1752261304-40">
              <text:p text:style-name="Table_20_Contents">void ULTRA_SONIC_Rx()</text:p>
            </text:section>
            <text:section text:style-name="Sect1" text:name="crayon-575eafe56e2a1752261304-41">
              <text:p text:style-name="Table_20_Contents">{</text:p>
            </text:section>
            <text:section text:style-name="Sect1" text:name="crayon-575eafe56e2a1752261304-42">
              <text:p text:style-name="Table_20_Contents">   while(Serial.available()&gt;0){</text:p>
            </text:section>
            <text:section text:style-name="Sect1" text:name="crayon-575eafe56e2a1752261304-43">
              <text:p text:style-name="Table_20_Contents">      Rec_Data = Serial.read();</text:p>
            </text:section>
            <text:section text:style-name="Sect1" text:name="crayon-575eafe56e2a1752261304-44">
              <text:p text:style-name="Table_20_Contents">      if(Rec_Data !=0x0D &amp;&amp; finish ==0){</text:p>
            </text:section>
            <text:section text:style-name="Sect1" text:name="crayon-575eafe56e2a1752261304-45">
              <text:p text:style-name="Table_20_Contents">        array[i++]= Rec_Data;   //storing distance value to the array</text:p>
            </text:section>
            <text:section text:style-name="Sect1" text:name="crayon-575eafe56e2a1752261304-46">
              <text:p text:style-name="Table_20_Contents">      }</text:p>
            </text:section>
            <text:section text:style-name="Sect1" text:name="crayon-575eafe56e2a1752261304-47">
              <text:p text:style-name="Table_20_Contents">      if(Rec_Data == 0x0D){</text:p>
            </text:section>
            <text:section text:style-name="Sect1" text:name="crayon-575eafe56e2a1752261304-48">
              <text:p text:style-name="Table_20_Contents">         finish = 1;</text:p>
            </text:section>
            <text:section text:style-name="Sect1" text:name="crayon-575eafe56e2a1752261304-49">
              <text:p text:style-name="Table_20_Contents">      }</text:p>
            </text:section>
            <text:section text:style-name="Sect1" text:name="crayon-575eafe56e2a1752261304-50">
              <text:p text:style-name="Table_20_Contents">   }</text:p>
            </text:section>
            <text:section text:style-name="Sect1" text:name="crayon-575eafe56e2a1752261304-51">
              <text:p text:style-name="Table_20_Contents">}</text:p>
            </text:section>
          </table:table-cell>
        </table:table-row>
      </table:table>
      <text:p text:style-name="P2"><text:soft-page-break/>/*******************************************************************************************</text:p>
      <text:p text:style-name="P2">Microcontroller -- PIC 16F877A - 40-pin-8-bit. <text:s text:c="27"/></text:p>
      <text:p text:style-name="P2">Clock Frequency is 20 MHz -- Period in 200 Nano second</text:p>
      <text:p text:style-name="P2">baudrate-9600. <text:s text:c="5"/></text:p>
      <text:p text:style-name="P2">*******************************************************************************************/</text:p>
      <text:p text:style-name="P2">#include&lt;pic.h&gt;<text:tab/><text:tab/>// header file definition <text:s text:c="2"/><text:tab/><text:tab/></text:p>
      <text:p text:style-name="P2">#include&lt;math.h&gt;<text:tab/>// header file definition <text:s/><text:tab/><text:tab/><text:tab/><text:tab/></text:p>
      <text:p text:style-name="P2">#define BAUDRATE 9600<text:tab/>// UART initialisation baud rate <text:s text:c="2"/></text:p>
      <text:p text:style-name="P2">// Reception interrupt enable <text:s text:c="2"/></text:p>
      <text:p text:style-name="P2">#define INTERRUPT_ENABLE() GIE=1; PEIE=1; RCIE=1 <text:tab/><text:tab/><text:tab/><text:tab/><text:tab/></text:p>
      <text:p text:style-name="P2">#define PORT_CONFIG() TRISC=0X80; TRISD=0 <text:s/></text:p>
      <text:p text:style-name="P2">bit start=0;<text:tab/> <text:s text:c="2"/><text:tab/><text:tab/> // ready for display flag <text:s text:c="2"/></text:p>
      <text:p text:style-name="P2">char dArr[10];<text:tab/> <text:s text:c="4"/><text:tab/><text:tab/>// array holding received distance value <text:s text:c="2"/></text:p>
      <text:p text:style-name="P2">int i,Cnt=0;<text:tab/> <text:s text:c="2"/><text:tab/><text:tab/>// temperary variables </text:p>
      <text:p text:style-name="P2">char RECDATA;<text:tab/><text:tab/><text:tab/>//variable used to store received data <text:s/></text:p>
      <text:p text:style-name="P2">/*******************************************************************************************</text:p>
      <text:p text:style-name="P2"><text:s/>Function <text:s text:c="3"/>: Delay_100MicroSec()</text:p>
      <text:p text:style-name="P2"><text:s/>Description : Delay function for 100 micro-sec <text:s/></text:p>
      <text:p text:style-name="P2">******************************************************************************************/ </text:p>
      <text:p text:style-name="P2">void Delay_100MicroSec()</text:p>
      <text:p text:style-name="P2">{</text:p>
      <text:p text:style-name="P2"><text:tab/>int dCnt;<text:tab/><text:tab/><text:tab/> // delay count <text:s text:c="2"/></text:p>
      <text:p text:style-name="P2"><text:tab/>for(dCnt=1;dCnt&lt;35;dCnt++);<text:tab/> // 100Us approx <text:s text:c="2"/></text:p>
      <text:p text:style-name="P2">}</text:p>
      <text:p text:style-name="P2">/******************************************************************************************</text:p>
      <text:p text:style-name="P2"><text:s/>Function <text:s text:c="3"/>: DelayMs</text:p>
      <text:p text:style-name="P2"><text:s/>Description : Delay function for n milli-sec, n=1,2,3.... </text:p>
      <text:p text:style-name="P2">******************************************************************************************/ </text:p>
      <text:p text:style-name="P2">void DelayMs(unsigned char Cnt)</text:p>
      <text:p text:style-name="P2">{</text:p>
      <text:p text:style-name="P2"><text:tab/>int dCnt;</text:p>
      <text:p text:style-name="P2"><text:tab/>while(Cnt&gt;0)</text:p>
      <text:p text:style-name="P2"><text:tab/>{</text:p>
      <text:p text:style-name="P2"><text:tab/><text:tab/>for(dCnt=0;dCnt&lt;10;dCnt++)</text:p>
      <text:p text:style-name="P2"><text:tab/><text:tab/>Delay_100MicroSec();</text:p>
      <text:p text:style-name="P2"><text:tab/><text:tab/>Cnt--;</text:p>
      <text:p text:style-name="P2"><text:tab/>}<text:tab/></text:p>
      <text:p text:style-name="P2">}</text:p>
      <text:p text:style-name="P2">/*******************************************************************************************</text:p>
      <text:p text:style-name="P2"><text:s/>Function <text:s text:c="3"/>: UART_DATA</text:p>
      <text:p text:style-name="P2"><text:s/>Description : function used to send single data</text:p>
      <text:p text:style-name="P2"><text:soft-page-break/>******************************************************************************************/ </text:p>
      <text:p text:style-name="P2">void UART_DATA(char DATA)</text:p>
      <text:p text:style-name="P2">{</text:p>
      <text:p text:style-name="P2">TXREG=DATA;</text:p>
      <text:p text:style-name="P2">while(TRMT!=1);</text:p>
      <text:p text:style-name="P2">}</text:p>
      <text:p text:style-name="P2">/*******************************************************************************************</text:p>
      <text:p text:style-name="P2"><text:s/>Function <text:s text:c="3"/>: UART_STRING</text:p>
      <text:p text:style-name="P2"><text:s/>Description : function used to send string</text:p>
      <text:p text:style-name="P2">******************************************************************************************/ </text:p>
      <text:p text:style-name="P2">void UART_STRING(const char *DATA)</text:p>
      <text:p text:style-name="P2">{</text:p>
      <text:p text:style-name="P2"><text:tab/>while(*DATA!='\0')</text:p>
      <text:p text:style-name="P2"><text:tab/>{</text:p>
      <text:p text:style-name="P2"><text:tab/><text:tab/>UART_DATA(*DATA);<text:tab/></text:p>
      <text:p text:style-name="P2"><text:tab/><text:tab/>DATA++;</text:p>
      <text:p text:style-name="P2"><text:tab/>}</text:p>
      <text:p text:style-name="P2">}</text:p>
      <text:p text:style-name="P2">/*******************************************************************************************</text:p>
      <text:p text:style-name="P2"><text:s/>Function <text:s text:c="3"/>: USART_INIT</text:p>
      <text:p text:style-name="P2"><text:s/>Description : function used for basic initialization</text:p>
      <text:p text:style-name="P2">******************************************************************************************/ </text:p>
      <text:p text:style-name="P2">void USART_INIT(unsigned long BAUD_RATE)</text:p>
      <text:p text:style-name="P2">{</text:p>
      <text:p text:style-name="P2"><text:s text:c="4"/>if(BAUD_RATE&gt;=9600)</text:p>
      <text:p text:style-name="P2"><text:s text:c="4"/>{</text:p>
      <text:p text:style-name="P2"><text:s text:c="4"/>BRGH=1;<text:tab/><text:tab/>//select high speed baud rate <text:s/><text:tab/><text:tab/></text:p>
      <text:p text:style-name="P2"><text:s text:c="4"/>SPBRG=(unsigned long)(20 * (pow(10,6))/((long) (BAUD_RATE * 16))-1);</text:p>
      <text:p text:style-name="P2"><text:s text:c="4"/>}</text:p>
      <text:p text:style-name="P2"><text:s text:c="4"/>else </text:p>
      <text:p text:style-name="P2"><text:s text:c="4"/>{<text:tab/></text:p>
      <text:p text:style-name="P2"><text:s text:c="4"/>BRGH=0;<text:tab/><text:tab/>//low speed baud rate <text:s/></text:p>
      <text:p text:style-name="P2"><text:s text:c="4"/>SPBRG=(unsigned long)(20 * (pow(10,6))/((long) (BAUD_RATE * 64))-1);</text:p>
      <text:p text:style-name="P2"><text:s text:c="4"/>}</text:p>
      <text:p text:style-name="P2"><text:s text:c="4"/>SYNC=0;<text:tab/><text:tab/>//asynchronous mode - UART <text:s/><text:tab/></text:p>
      <text:p text:style-name="P2"><text:s text:c="4"/>SPEN=1;<text:tab/><text:tab/>//serial port enable <text:s/></text:p>
      <text:p text:style-name="P2"><text:s text:c="4"/>CREN=1; <text:s text:c="4"/><text:tab/>//continuous reception enable <text:s/></text:p>
      <text:p text:style-name="P2">}</text:p>
      <text:p text:style-name="P2">void main()</text:p>
      <text:p text:style-name="P2">{</text:p>
      <text:p text:style-name="P2"><text:s text:c="3"/>PORT_CONFIG();<text:tab/><text:tab/>// PORT configurations <text:s text:c="2"/></text:p>
      <text:p text:style-name="P2"><text:s text:c="3"/>USART_INIT(BAUDRATE);<text:tab/>// USART-reception initialisation <text:s text:c="2"/></text:p>
      <text:p text:style-name="P2"><text:s text:c="3"/>INTERRUPT_ENABLE();<text:tab/> <text:s text:c="7"/>// Interrupt enable </text:p>
      <text:p text:style-name="P2"><text:s text:c="3"/>RCIF=0; <text:s/></text:p>
      <text:p text:style-name="P2"><text:s text:c="2"/>while(1)</text:p>
      <text:p text:style-name="P2"><text:soft-page-break/><text:s text:c="3"/>{</text:p>
      <text:p text:style-name="P2"><text:s text:c="3"/>if(start) <text:s text:c="7"/>// wait for start flag <text:s text:c="3"/><text:tab/></text:p>
      <text:p text:style-name="P2"><text:s text:c="3"/>{</text:p>
      <text:p text:style-name="P2"><text:s text:c="3"/><text:tab/>start=0;</text:p>
      <text:p text:style-name="P2"><text:s/><text:tab/>UART_STRING("Distance=");</text:p>
      <text:p text:style-name="P2"><text:s/>for(i=0;dArr[i]!='\0';i++)</text:p>
      <text:p text:style-name="P2"><text:s text:c="3"/>{ <text:tab/></text:p>
      <text:p text:style-name="P2"><text:tab/>TXREG=dArr[i];// display of received distance value </text:p>
      <text:p text:style-name="P2"><text:tab/>while(TRMT!=1);</text:p>
      <text:p text:style-name="P2"><text:s text:c="3"/>}</text:p>
      <text:p text:style-name="P2"><text:tab/>UART_STRING("cm <text:s text:c="4"/>");<text:tab/><text:tab/></text:p>
      <text:p text:style-name="P2"><text:tab/>Cnt=0;</text:p>
      <text:p text:style-name="P2"><text:tab/>UART_DATA(0X0D);</text:p>
      <text:p text:style-name="P2"><text:tab/>UART_DATA(0X0A);</text:p>
      <text:p text:style-name="P2"><text:s text:c="3"/>}</text:p>
      <text:p text:style-name="P2"><text:s text:c="3"/>}</text:p>
      <text:p text:style-name="P2">}</text:p>
      <text:p text:style-name="P2">/*******************************************************************************************</text:p>
      <text:p text:style-name="P2"><text:s/>Function <text:s text:c="3"/>: interrupt isr</text:p>
      <text:p text:style-name="P2"><text:s/>Description : interrupt service routine</text:p>
      <text:p text:style-name="P2">*******************************************************************************************/ </text:p>
      <text:p text:style-name="P2">void interrupt isr()</text:p>
      <text:p text:style-name="P2">{</text:p>
      <text:p text:style-name="P2"><text:tab/> RCIF=0;<text:tab/>// clear reception interrupt flag <text:s/></text:p>
      <text:p text:style-name="P2"><text:s text:c="9"/>RECDATA=RCREG;</text:p>
      <text:p text:style-name="P2"><text:tab/>//untill the stop byte[0x0D] is received from the controller,</text:p>
      <text:p text:style-name="P2"><text:tab/>//the datas received are stored in an array <text:s/></text:p>
      <text:p text:style-name="P2"><text:tab/> <text:s/>if(RECDATA!=0x0d)</text:p>
      <text:p text:style-name="P2"><text:tab/> <text:s/>{<text:tab/><text:tab/><text:tab/></text:p>
      <text:p text:style-name="P2"><text:tab/> <text:s/>dArr[Cnt]=RECDATA;</text:p>
      <text:p text:style-name="P2"><text:tab/> <text:s/>Cnt++;<text:tab/><text:tab/><text:tab/></text:p>
      <text:p text:style-name="P2"><text:tab/> <text:s/>}<text:tab/></text:p>
      <text:p text:style-name="P2"><text:tab/>//when the stop byte[0x0D] is detected, </text:p>
      <text:p text:style-name="P2"><text:tab/>//data is ready for display.thus start flag is made high</text:p>
      <text:p text:style-name="P2"><text:tab/> <text:s/>if(RECDATA==0x0d){</text:p>
      <text:p text:style-name="P2"><text:tab/> <text:s/>dArr[Cnt]='\0';start=1;}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15:11:21.860470513</meta:creation-date>
    <dc:date>2016-06-13T15:36:11.494684369</dc:date>
    <meta:editing-duration>PT11M38S</meta:editing-duration>
    <meta:editing-cycles>2</meta:editing-cycles>
    <meta:generator>LibreOffice/5.1.3.2$Linux_X86_64 LibreOffice_project/10m0$Build-2</meta:generator>
    <meta:document-statistic meta:table-count="1" meta:image-count="0" meta:object-count="0" meta:page-count="5" meta:paragraph-count="225" meta:word-count="562" meta:character-count="6113" meta:non-whitespace-character-count="5239"/>
  </office:meta>
</office:document-meta>
</file>